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order="thin solid #000000" fo:background-color="#D86DCD"/>
    </style:style>
    <style:style style:name="ce8" style:family="table-cell" style:parent-style-name="Default" style:data-style-name="N0">
      <style:table-cell-properties fo:border="thin solid #000000" fo:background-color="#FFC000"/>
    </style:style>
    <style:style style:name="ce9" style:family="table-cell" style:parent-style-name="Default" style:data-style-name="N0">
      <style:table-cell-properties fo:border="thin solid #000000" fo:background-color="#C00000"/>
    </style:style>
    <style:style style:name="ce10" style:family="table-cell" style:parent-style-name="Default" style:data-style-name="N36">
      <style:table-cell-properties fo:border="thin solid #000000" fo:background-color="#D86DCD"/>
    </style:style>
    <style:style style:name="ce11" style:family="table-cell" style:parent-style-name="Default" style:data-style-name="N21">
      <style:table-cell-properties fo:border="thin solid #000000" fo:background-color="#D86DCD"/>
    </style:style>
    <style:style style:name="ce12" style:family="table-cell" style:parent-style-name="Default" style:data-style-name="N0">
      <style:table-cell-properties fo:border="thin solid #000000" fo:background-color="#44B3E1"/>
    </style:style>
    <style:style style:name="ce13" style:family="table-cell" style:parent-style-name="Default" style:data-style-name="N36">
      <style:table-cell-properties fo:border="thin solid #000000" fo:background-color="#44B3E1"/>
    </style:style>
    <style:style style:name="ce14" style:family="table-cell" style:parent-style-name="Default" style:data-style-name="N36">
      <style:table-cell-properties fo:border="thin solid #000000" fo:background-color="#FFC000"/>
    </style:style>
    <style:style style:name="ce15" style:family="table-cell" style:parent-style-name="Default" style:data-style-name="N36">
      <style:table-cell-properties fo:border="thin solid #000000" fo:background-color="#C00000"/>
    </style:style>
    <style:style style:name="ce16" style:family="table-cell" style:parent-style-name="Default" style:data-style-name="N36">
      <style:table-cell-properties fo:border="thin solid #000000" fo:background-color="#00B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B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ADADAD"/>
      <style:text-properties fo:font-size="16pt" style:font-size-asian="16pt" style:font-size-complex="16pt"/>
    </style:style>
    <style:style style:name="ce19" style:family="table-cell" style:parent-style-name="Default" style:data-style-name="N36">
      <style:table-cell-properties fo:border="thin solid #000000" fo:background-color="#ADADAD"/>
      <style:text-properties fo:font-size="16pt" style:font-size-asian="16pt" style:font-size-complex="16pt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3.93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3.767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Tâche</text:p>
          </table:table-cell>
          <table:table-cell office:value-type="string" table:style-name="ce18">
            <text:p>Catégorie</text:p>
          </table:table-cell>
          <table:table-cell office:value-type="string" table:style-name="ce18">
            <text:p>Profil</text:p>
          </table:table-cell>
          <table:table-cell office:value-type="string" table:style-name="ce18">
            <text:p>Nombre de jours</text:p>
          </table:table-cell>
          <table:table-cell office:value-type="string" table:style-name="ce19">
            <text:p>Tarif journalier</text:p>
          </table:table-cell>
          <table:table-cell office:value-type="string" table:style-name="ce18">
            <text:p>Total 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harte graphique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1" table:style-name="ce7">
            <text:p>1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550" table:formula="of:=[.D3]*[.E3]" table:style-name="ce10">
            <text:p><text:s/>55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ahier des charges M1+M2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4]*[.E4]" table:style-name="ce10">
            <text:p><text:s/>1 100,00 €<text:s/></text:p>
          </table:table-cell>
          <table:table-cell table:number-columns-repeated="2" table:style-name="ce1"/>
          <table:table-cell office:value-type="string" table:style-name="ce1">
            <text:p>Coût Développeur/jour</text:p>
          </table:table-cell>
          <table:table-cell office:value-type="float" office:value="450" table:style-name="ce1">
            <text:p>45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lanification trello + orga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string" table:style-name="ce11">
            <text:p><text:s text:c="53"/>0.5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275" table:style-name="ce10">
            <text:p><text:s/>275,00 €<text:s/></text:p>
          </table:table-cell>
          <table:table-cell table:number-columns-repeated="2" table:style-name="ce1"/>
          <table:table-cell office:value-type="string" table:style-name="ce1">
            <text:p>Coût ingénieur/jour</text:p>
          </table:table-cell>
          <table:table-cell office:value-type="float" office:value="500" table:style-name="ce1">
            <text:p>5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adMe Technique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6]*[.E6]" table:style-name="ce10">
            <text:p><text:s/>1 100,00 €<text:s/></text:p>
          </table:table-cell>
          <table:table-cell table:number-columns-repeated="2" table:style-name="ce1"/>
          <table:table-cell office:value-type="string" table:style-name="ce1">
            <text:p>Coût chef de projet/jour</text:p>
          </table:table-cell>
          <table:table-cell office:value-type="float" office:value="550" table:style-name="ce1">
            <text:p>55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Descriptif fonctionnel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7]*[.E7]" table:style-name="ce10">
            <text:p><text:s/>1 1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chéma BDD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8]*[.E8]" table:style-name="ce10">
            <text:p><text:s/>1 1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cript SQL et Création des tables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9]*[.E9]" table:style-name="ce10">
            <text:p><text:s/>1 1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chéma réseau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10]*[.E10]" table:style-name="ce10">
            <text:p><text:s/>1 1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Documentation <text:s/>technique finale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1" table:style-name="ce7">
            <text:p>1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550" table:formula="of:=[.D11]*[.E11]" table:style-name="ce10">
            <text:p><text:s/>55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ests et recette finale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12]*[.E12]" table:style-name="ce10">
            <text:p><text:s/>1 1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quette définitive</text:p>
          </table:table-cell>
          <table:table-cell office:value-type="string" table:style-name="ce7">
            <text:p>Conception et gestion du projet</text:p>
          </table:table-cell>
          <table:table-cell office:value-type="string" table:style-name="ce7">
            <text:p>Chef de projet</text:p>
          </table:table-cell>
          <table:table-cell office:value-type="float" office:value="2" table:style-name="ce7">
            <text:p>2</text:p>
          </table:table-cell>
          <table:table-cell office:value-type="currency" office:value="550" table:style-name="ce10">
            <text:p><text:s/>550,00 €<text:s/></text:p>
          </table:table-cell>
          <table:table-cell office:value-type="currency" office:value="1100" table:formula="of:=[.D13]*[.E13]" table:style-name="ce10">
            <text:p><text:s/>1 1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RUD Users Frontend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2" table:style-name="ce12">
            <text:p>2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900" table:formula="of:=[.D14]*[.E14]" table:style-name="ce13">
            <text:p><text:s/>9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nterface Front/Admin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3" table:style-name="ce12">
            <text:p>3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1350" table:formula="of:=[.D15]*[.E15]" table:style-name="ce13">
            <text:p><text:s/>1 35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nterface particuliers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3" table:style-name="ce12">
            <text:p>3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1350" table:formula="of:=[.D16]*[.E16]" table:style-name="ce13">
            <text:p><text:s/>1 35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nterface professionnels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3" table:style-name="ce12">
            <text:p>3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1350" table:formula="of:=[.D17]*[.E17]" table:style-name="ce13">
            <text:p><text:s/>1 3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terface salariés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3" table:style-name="ce12">
            <text:p>3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1350" table:formula="of:=[.D18]*[.E18]" table:style-name="ce13">
            <text:p><text:s/>1 3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UD Evènements Frontend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2" table:style-name="ce12">
            <text:p>2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900" table:formula="of:=[.D19]*[.E19]" table:style-name="ce13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RUD Prestations Frontend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2" table:style-name="ce12">
            <text:p>2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900" table:formula="of:=[.D20]*[.E20]" table:style-name="ce13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stion erreurs HTTP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1" table:style-name="ce12">
            <text:p>1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450" table:formula="of:=[.D21]*[.E21]" table:style-name="ce13">
            <text:p><text:s/>4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écurité Authentification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1" table:style-name="ce12">
            <text:p>1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450" table:formula="of:=[.D22]*[.E22]" table:style-name="ce13">
            <text:p><text:s/>4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mplémentation modèles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2" table:style-name="ce12">
            <text:p>2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900" table:formula="of:=[.D23]*[.E23]" table:style-name="ce13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sts CRUD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2" table:style-name="ce12">
            <text:p>2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900" table:formula="of:=[.D24]*[.E24]" table:style-name="ce13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érification codes HTTP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string" table:style-name="ce12">
            <text:p><text:s text:c="53"/>0.5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225" table:style-name="ce13">
            <text:p><text:s/>225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érification Email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string" table:style-name="ce12">
            <text:p><text:s text:c="53"/>0.5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225" table:style-name="ce13">
            <text:p><text:s/>225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stion erreurs login</text:p>
          </table:table-cell>
          <table:table-cell office:value-type="string" table:style-name="ce12">
            <text:p>Développement FrontEnd</text:p>
          </table:table-cell>
          <table:table-cell office:value-type="string" table:style-name="ce12">
            <text:p>Développeur</text:p>
          </table:table-cell>
          <table:table-cell office:value-type="float" office:value="1" table:style-name="ce12">
            <text:p>1</text:p>
          </table:table-cell>
          <table:table-cell office:value-type="currency" office:value="450" table:formula="of:=[.$J$4]" table:style-name="ce13">
            <text:p><text:s/>450,00 €<text:s/></text:p>
          </table:table-cell>
          <table:table-cell office:value-type="currency" office:value="450" table:formula="of:=[.D27]*[.E27]" table:style-name="ce13">
            <text:p><text:s/>4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iddleware login</text:p>
          </table:table-cell>
          <table:table-cell office:value-type="string" table:style-name="ce8">
            <text:p>Développement FrontEnd</text:p>
          </table:table-cell>
          <table:table-cell office:value-type="string" table:style-name="ce8">
            <text:p>Développeur</text:p>
          </table:table-cell>
          <table:table-cell office:value-type="float" office:value="2" table:style-name="ce8">
            <text:p>2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900" table:formula="of:=[.D28]*[.E28]" table:style-name="ce14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écurité Admin</text:p>
          </table:table-cell>
          <table:table-cell office:value-type="string" table:style-name="ce8">
            <text:p>Développement FrontEnd</text:p>
          </table:table-cell>
          <table:table-cell office:value-type="string" table:style-name="ce8">
            <text:p>Développeur</text:p>
          </table:table-cell>
          <table:table-cell office:value-type="float" office:value="2" table:style-name="ce8">
            <text:p>2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900" table:formula="of:=[.D29]*[.E29]" table:style-name="ce14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UD Users Backend</text:p>
          </table:table-cell>
          <table:table-cell office:value-type="string" table:style-name="ce8">
            <text:p>Développement Backend</text:p>
          </table:table-cell>
          <table:table-cell office:value-type="string" table:style-name="ce8">
            <text:p>Développeur</text:p>
          </table:table-cell>
          <table:table-cell office:value-type="float" office:value="2" table:style-name="ce8">
            <text:p>2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900" table:formula="of:=[.D30]*[.E30]" table:style-name="ce14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tup API Go</text:p>
          </table:table-cell>
          <table:table-cell office:value-type="string" table:style-name="ce8">
            <text:p>Développement Backend</text:p>
          </table:table-cell>
          <table:table-cell office:value-type="string" table:style-name="ce8">
            <text:p>Développeur</text:p>
          </table:table-cell>
          <table:table-cell office:value-type="float" office:value="3" table:style-name="ce8">
            <text:p>3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1350" table:formula="of:=[.D31]*[.E31]" table:style-name="ce14">
            <text:p><text:s/>1 3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UD Evènements Backend</text:p>
          </table:table-cell>
          <table:table-cell office:value-type="string" table:style-name="ce8">
            <text:p>Développement Backend</text:p>
          </table:table-cell>
          <table:table-cell office:value-type="string" table:style-name="ce8">
            <text:p>Développeur</text:p>
          </table:table-cell>
          <table:table-cell office:value-type="float" office:value="2" table:style-name="ce8">
            <text:p>2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900" table:formula="of:=[.D32]*[.E32]" table:style-name="ce14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RUD Prestations Backend</text:p>
          </table:table-cell>
          <table:table-cell office:value-type="string" table:style-name="ce8">
            <text:p>Développement Backend</text:p>
          </table:table-cell>
          <table:table-cell office:value-type="string" table:style-name="ce8">
            <text:p>Développeur</text:p>
          </table:table-cell>
          <table:table-cell office:value-type="float" office:value="2" table:style-name="ce8">
            <text:p>2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900" table:formula="of:=[.D33]*[.E33]" table:style-name="ce14">
            <text:p><text:s/>9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BDD</text:p>
          </table:table-cell>
          <table:table-cell office:value-type="string" table:style-name="ce8">
            <text:p>Développement Backend</text:p>
          </table:table-cell>
          <table:table-cell office:value-type="string" table:style-name="ce8">
            <text:p>Développeur</text:p>
          </table:table-cell>
          <table:table-cell office:value-type="float" office:value="3" table:style-name="ce8">
            <text:p>3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1350" table:formula="of:=[.D34]*[.E34]" table:style-name="ce14">
            <text:p><text:s/>1 3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nexion DB</text:p>
          </table:table-cell>
          <table:table-cell office:value-type="string" table:style-name="ce8">
            <text:p>Développement Backend</text:p>
          </table:table-cell>
          <table:table-cell office:value-type="string" table:style-name="ce8">
            <text:p>Développeur</text:p>
          </table:table-cell>
          <table:table-cell office:value-type="float" office:value="1" table:style-name="ce8">
            <text:p>1</text:p>
          </table:table-cell>
          <table:table-cell office:value-type="currency" office:value="450" table:formula="of:=[.$J$4]" table:style-name="ce14">
            <text:p><text:s/>450,00 €<text:s/></text:p>
          </table:table-cell>
          <table:table-cell office:value-type="currency" office:value="450" table:formula="of:=[.D35]*[.E35]" table:style-name="ce14">
            <text:p><text:s/>45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site Paris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3" table:style-name="ce9">
            <text:p>3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500" table:formula="of:=[.D36]*[.E36]" table:style-name="ce15">
            <text:p><text:s/>1 5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site Montreuil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3" table:style-name="ce9">
            <text:p>3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500" table:formula="of:=[.D37]*[.E37]" table:style-name="ce15">
            <text:p><text:s/>1 5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site Suisse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3" table:style-name="ce9">
            <text:p>3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500" table:formula="of:=[.D38]*[.E38]" table:style-name="ce15">
            <text:p><text:s/>1 5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Datacenter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3" table:style-name="ce9">
            <text:p>3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500" table:formula="of:=[.D39]*[.E39]" table:style-name="ce15">
            <text:p><text:s/>1 5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box 11e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2" table:style-name="ce9">
            <text:p>2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000" table:formula="of:=[.D40]*[.E40]" table:style-name="ce15">
            <text:p><text:s/>1 0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box 13e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2" table:style-name="ce9">
            <text:p>2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000" table:formula="of:=[.D41]*[.E41]" table:style-name="ce15">
            <text:p><text:s/>1 0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figuration RNUC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2" table:style-name="ce9">
            <text:p>2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1000" table:formula="of:=[.D42]*[.E42]" table:style-name="ce15">
            <text:p><text:s/>1 000,00 €<text:s/>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ests post configuration</text:p>
          </table:table-cell>
          <table:table-cell office:value-type="string" table:style-name="ce9">
            <text:p>Infrastructure</text:p>
          </table:table-cell>
          <table:table-cell office:value-type="string" table:style-name="ce9">
            <text:p>Ingénieur réseau</text:p>
          </table:table-cell>
          <table:table-cell office:value-type="float" office:value="1" table:style-name="ce9">
            <text:p>1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500" table:formula="of:=[.D43]*[.E43]" table:style-name="ce15">
            <text:p><text:s/>5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ission 3 (sécurité, wifi cloud,…)</text:p>
          </table:table-cell>
          <table:table-cell office:value-type="string" table:style-name="ce9">
            <text:p>Module complémentaire</text:p>
          </table:table-cell>
          <table:table-cell office:value-type="string" table:style-name="ce9">
            <text:p>Ingénieur réseau</text:p>
          </table:table-cell>
          <table:table-cell office:value-type="float" office:value="5" table:style-name="ce9">
            <text:p>5</text:p>
          </table:table-cell>
          <table:table-cell office:value-type="currency" office:value="500" table:style-name="ce15">
            <text:p><text:s/>500,00 €<text:s/></text:p>
          </table:table-cell>
          <table:table-cell office:value-type="currency" office:value="2500" table:formula="of:=[.D44]*[.E44]" table:style-name="ce15">
            <text:p><text:s/>2 500,00 €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éploiement</text:p>
          </table:table-cell>
          <table:table-cell office:value-type="string" table:style-name="ce8">
            <text:p>Déploiement</text:p>
          </table:table-cell>
          <table:table-cell office:value-type="string" table:style-name="ce8">
            <text:p>Chef de projet</text:p>
          </table:table-cell>
          <table:table-cell office:value-type="float" office:value="1" table:style-name="ce8">
            <text:p>1</text:p>
          </table:table-cell>
          <table:table-cell office:value-type="currency" office:value="550" table:style-name="ce14">
            <text:p><text:s/>550,00 €<text:s/></text:p>
          </table:table-cell>
          <table:table-cell office:value-type="currency" office:value="550" table:formula="of:=[.D45]*[.E45]" table:style-name="ce14">
            <text:p><text:s/>550,00 €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tal HT</text:p>
          </table:table-cell>
          <table:table-cell office:value-type="string" table:style-name="ce17">
            <text:p>Total HT</text:p>
          </table:table-cell>
          <table:table-cell table:number-columns-repeated="2" table:style-name="ce4"/>
          <table:table-cell table:style-name="ce5"/>
          <table:table-cell office:value-type="currency" office:value="42075" table:formula="of:=SUM([.F3:.F45])" table:style-name="ce16">
            <text:p><text:s/>42 075,00 €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TVA 20%</text:p>
          </table:table-cell>
          <table:table-cell table:number-columns-repeated="2" table:style-name="ce4"/>
          <table:table-cell table:style-name="ce5"/>
          <table:table-cell office:value-type="currency" office:value="8415" table:formula="of:=[.F46]*0.2" table:style-name="ce16">
            <text:p><text:s/>8 415,00 €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Total TTC</text:p>
          </table:table-cell>
          <table:table-cell table:number-columns-repeated="2" table:style-name="ce4"/>
          <table:table-cell table:style-name="ce5"/>
          <table:table-cell office:value-type="currency" office:value="50490" table:formula="of:=[.F46]+[.F47]" table:style-name="ce16">
            <text:p><text:s/>50 490,00 €<text:s/></text:p>
          </table:table-cell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6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6P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Youssouf BANHORO DIARRA</meta:initial-creator>
    <dc:creator>Youssouf BANHORO DIARRA</dc:creator>
    <meta:creation-date>2026-03-14T13:51:10Z</meta:creation-date>
    <dc:date>2026-03-14T16:12:41Z</dc:date>
  </office:meta>
</office:document-meta>
</file>